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800000420B1F839E2147FF4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1602in" svg:y="0.1264in" svg:width="6.5217in" svg:height="6.2827in" draw:z-index="0" draw:transform="translate (-3.42106299212598in -3.26771653543307in) rotate (4.71238898038469) translate (3.42106299212598in 3.26771653543307in)"><draw:image xlink:href="Pictures/100000000000044800000420B1F839E2147FF4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2T13:31:04.428000000</meta:creation-date>
    <dc:date>2022-06-02T16:19:11.603000000</dc:date>
    <meta:editing-duration>PT2H37M56S</meta:editing-duration>
    <meta:editing-cycles>2</meta:editing-cycles>
    <meta:generator>LibreOffice/6.3.4.2$Windows_X86_64 LibreOffice_project/60da17e045e08f1793c57c00ba83cdfce946d0aa</meta:generator>
    <meta:print-date>2022-06-02T13:36:24.58700000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